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43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9.409cm"/>
    </style:style>
    <style:style style:name="co6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</office:automatic-styles>
  <office:body>
    <office:spreadsheet>
      <table:table table:name="list_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12"/>
        <table:table-column table:style-name="co2" table:default-cell-style-name="ce14"/>
        <table:table-column table:style-name="co2" table:default-cell-style-name="ce3"/>
        <table:table-column table:style-name="co2" table:default-cell-style-name="ce18"/>
        <table:table-column table:style-name="co3" table:number-columns-repeated="3" table:default-cell-style-name="ce18"/>
        <table:table-column table:style-name="co4" table:default-cell-style-name="ce20"/>
        <table:table-column table:style-name="co2" table:default-cell-style-name="ce13"/>
        <table:table-row table:style-name="ro1">
          <table:table-cell table:style-name="ce1" table:formula="of:=CONCATENATE(&quot;sn(&quot;;MAX([.A2:.A14]);&quot;)&quot;;&quot;/&quot;;&quot;sn(&quot;;MAX([.A18:.A27]);&quot;)&quot;)" office:value-type="string" office:string-value="sn(12)/sn(10)">
            <text:p>sn(12)/sn(10)</text:p>
          </table:table-cell>
          <table:table-cell table:style-name="ce1" table:number-columns-repeated="10"/>
          <table:table-cell table:style-name="ce1" office:value-type="string">
            <text:p>entry</text:p>
          </table:table-cell>
          <table:table-cell table:style-name="ce22" office:value-type="string">
            <text:p>*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3">
            <text:p>3</text:p>
          </table:table-cell>
          <table:table-cell table:style-name="ce7"/>
          <table:table-cell table:style-name="ce6"/>
          <table:table-cell table:number-columns-repeated="7"/>
          <table:table-cell table:style-name="ce22" office:value-type="string">
            <text:p>*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9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11"/>
          <table:covered-table-cell table:style-name="ce15"/>
          <table:table-cell table:style-name="ce16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19"/>
          <table:table-cell table:number-columns-repeated="3"/>
          <table:table-cell table:style-name="ce22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AC-1:2</text:p>
          </table:table-cell>
          <table:table-cell table:formula="of:=COUNTIF(entries_item;[.B4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smak oobu, to prawie nie ma.</text:p>
          </table:table-cell>
          <table:covered-table-cell table:style-name="ce11"/>
          <table:covered-table-cell table:style-name="ce15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trybula --&gt; nic nie.</text:p>
          </table:table-cell>
          <table:covered-table-cell table:style-name="ce11"/>
          <table:covered-table-cell table:style-name="ce15"/>
          <table:table-cell table:style-name="ce17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19"/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9" office:value-type="string" table:number-columns-spanned="3" table:number-rows-spanned="1">
            <text:p>szałwia. słabo, smak trybuli ogrodowej.</text:p>
          </table:table-cell>
          <table:covered-table-cell table:style-name="ce11"/>
          <table:covered-table-cell table:style-name="ce15"/>
          <table:table-cell table:number-columns-repeated="6"/>
          <table:table-cell table:style-name="ce22" office:value-type="string">
            <text:p>*</text:p>
          </table:table-cell>
        </table:table-row>
        <table:table-row table:style-name="ro2">
          <table:table-cell table:style-name="ce2"/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9" office:value-type="string" table:number-columns-spanned="3" table:number-rows-spanned="1">
            <text:p>세이지. 희미하게 처빌.</text:p>
          </table:table-cell>
          <table:covered-table-cell table:style-name="ce11"/>
          <table:covered-table-cell table:style-name="ce15"/>
          <table:table-cell table:number-columns-repeated="6"/>
          <table:table-cell table:style-name="ce22"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BC-2:1</text:p>
          </table:table-cell>
          <table:table-cell table:formula="of:=COUNTIF(entries_item;[.B9])" office:value-type="float" office:value="3">
            <text:p>3</text:p>
          </table:table-cell>
          <table:table-cell table:style-name="ce7"/>
          <table:table-cell table:style-name="ce6"/>
          <table:table-cell/>
          <table:table-cell table:style-name="ce2"/>
          <table:table-cell table:number-columns-repeated="5"/>
          <table:table-cell table:style-name="ce22" office:value-type="string">
            <text:p>*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10" office:value-type="string" table:number-columns-spanned="3" table:number-rows-spanned="1">
            <text:p>딜. 왠지 모르게 밝은 입맛.</text:p>
          </table:table-cell>
          <table:covered-table-cell table:style-name="ce11"/>
          <table:covered-table-cell table:style-name="ce15"/>
          <table:table-cell table:number-columns-repeated="7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9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11"/>
          <table:covered-table-cell table:style-name="ce15"/>
          <table:table-cell table:style-name="ce9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19"/>
          <table:table-cell table:number-columns-repeated="3"/>
          <table:table-cell table:style-name="ce22" office:value-type="string">
            <text:p>*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7"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ROW()-13" office:value-type="float" office:value="5">
            <text:p>5</text:p>
          </table:table-cell>
          <table:table-cell table:style-name="ce7" office:value-type="string">
            <text:p>AB</text:p>
          </table:table-cell>
          <table:table-cell table:formula="of:=COUNTIF(entries_item_no_ratios;[.B18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6">
            <text:p>6</text:p>
          </table:table-cell>
          <table:table-cell table:style-name="ce7" office:value-type="string">
            <text:p>AC</text:p>
          </table:table-cell>
          <table:table-cell table:formula="of:=COUNTIF(entries_item_no_ratios;[.B19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7">
            <text:p>7</text:p>
          </table:table-cell>
          <table:table-cell table:style-name="ce7" office:value-type="string">
            <text:p>AD</text:p>
          </table:table-cell>
          <table:table-cell table:formula="of:=COUNTIF(entries_item_no_ratios;[.B20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8">
            <text:p>8</text:p>
          </table:table-cell>
          <table:table-cell table:style-name="ce7" office:value-type="string">
            <text:p>BC</text:p>
          </table:table-cell>
          <table:table-cell table:formula="of:=COUNTIF(entries_item_no_ratios;[.B21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9">
            <text:p>9</text:p>
          </table:table-cell>
          <table:table-cell table:style-name="ce8" office:value-type="string">
            <text:p>BD</text:p>
          </table:table-cell>
          <table:table-cell table:formula="of:=COUNTIF(entries_item_no_ratios;[.B22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10">
            <text:p>10</text:p>
          </table:table-cell>
          <table:table-cell table:style-name="ce7" office:value-type="string">
            <text:p>CD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4" office:value-type="string">
            <text:p>*</text:p>
          </table:table-cell>
          <table:table-cell table:style-name="ce4" table:formula="of:=NOW()" office:value-type="date" office:date-value="2021-05-22T01:30:36.04">
            <text:p>2021/5/22 1:30</text:p>
          </table:table-cell>
          <table:table-cell table:number-columns-repeated="2" table:style-name="ce4" office:value-type="string">
            <text:p>*</text:p>
          </table:table-cell>
          <table:table-cell table:number-columns-repeated="7" table:style-name="ce13" office:value-type="string">
            <text:p>*</text:p>
          </table:table-cell>
          <table:table-cell table:style-name="ce21" table:formula="of:=NOW()" office:value-type="date" office:date-value="2021-05-22T01:30:36.04">
            <text:p>2021/5/22 1:30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1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2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3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4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35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2" table:default-cell-style-name="ce24"/>
        <table:table-column table:style-name="co2" table:default-cell-style-name="ce25"/>
        <table:table-column table:style-name="co2" table:default-cell-style-name="ce26"/>
        <table:table-column table:style-name="co2" table:default-cell-style-name="ce28"/>
        <table:table-column table:style-name="co2" table:number-columns-repeated="2" table:default-cell-style-name="ce24"/>
        <table:table-column table:style-name="co2" table:default-cell-style-name="ce29"/>
        <table:table-column table:style-name="co2" table:default-cell-style-name="ce31"/>
        <table:table-column table:style-name="co4" table:default-cell-style-name="ce32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3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22" office:value-type="string">
            <text:p>*</text:p>
          </table:table-cell>
          <table:table-cell table:number-columns-repeated="2"/>
        </table:table-row>
        <table:table-row table:style-name="ro2">
          <table:table-cell table:style-name="ce23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7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 table:number-columns-repeated="4"/>
          <table:table-cell table:style-name="ce22" office:value-type="string">
            <text:p>*</text:p>
          </table:table-cell>
          <table:table-cell table:number-columns-repeated="2"/>
        </table:table-row>
        <table:table-row table:style-name="ro2">
          <table:table-cell table:style-name="ce23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7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23"/>
          <table:table-cell table:number-columns-repeated="3"/>
          <table:table-cell table:style-name="ce22" office:value-type="string">
            <text:p>*</text:p>
          </table:table-cell>
          <table:table-cell table:number-columns-repeated="2"/>
        </table:table-row>
        <table:table-row table:style-name="ro2">
          <table:table-cell table:style-name="ce23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27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23"/>
          <table:table-cell table:number-columns-repeated="3"/>
          <table:table-cell table:style-name="ce22" office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/>
          <table:table-cell table:style-name="ce25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 table:number-columns-repeated="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 table:number-columns-repeated="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 table:number-columns-repeated="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style-name="ce30"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style-name="ce30"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style-name="ce30"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/>
          <table:table-cell table:style-name="ce25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style-name="ce30"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33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style-name="ce30"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33"/>
          <table:table-cell office:value-type="string">
            <text:p>*</text:p>
          </table:table-cell>
          <table:table-cell table:formula="of:=[.E44]" office:value-type="string" office:string-value="A">
            <text:p>A</text:p>
          </table:table-cell>
          <table:table-cell table:formula="of:=[.D44]" office:value-type="string" office:string-value="セージ">
            <text:p>セージ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style-name="ce30"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5]" office:value-type="string" office:string-value="B">
            <text:p>B</text:p>
          </table:table-cell>
          <table:table-cell table:formula="of:=[.D45]" office:value-type="string" office:string-value="ディル">
            <text:p>ディル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style-name="ce30"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6]" office:value-type="string" office:string-value="C">
            <text:p>C</text:p>
          </table:table-cell>
          <table:table-cell table:formula="of:=[.D46]" office:value-type="string" office:string-value="オオバ">
            <text:p>オオバ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style-name="ce30"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7]" office:value-type="string" office:string-value="D">
            <text:p>D</text:p>
          </table:table-cell>
          <table:table-cell table:formula="of:=[.D47]" office:value-type="string" office:string-value="チャービル">
            <text:p>チャービル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style-name="ce30"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8]" office:value-type="string" office:string-value="E">
            <text:p>E</text:p>
          </table:table-cell>
          <table:table-cell table:formula="of:=[.D48]" office:value-type="string" office:string-value="ニンニク">
            <text:p>ニンニク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9]" office:value-type="string" office:string-value="F">
            <text:p>F</text:p>
          </table:table-cell>
          <table:table-cell table:formula="of:=[.D49]" office:value-type="string" office:string-value="生姜">
            <text:p>生姜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0]" office:value-type="string" office:string-value="G">
            <text:p>G</text:p>
          </table:table-cell>
          <table:table-cell table:formula="of:=[.D50]" office:value-type="string" office:string-value="唐辛子">
            <text:p>唐辛子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style-name="ce30"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style-name="ce30"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style-name="ce30"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style-name="ce30"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4">
            <text:p>34</text:p>
          </table:table-cell>
          <table:table-cell/>
          <table:table-cell table:number-columns-repeated="2"/>
          <table:table-cell table:formula="of:=CONCATENATE([.C35];&quot;-&quot;;[.D35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5">
            <text:p>35</text:p>
          </table:table-cell>
          <table:table-cell/>
          <table:table-cell table:number-columns-repeated="2"/>
          <table:table-cell table:formula="of:=CONCATENATE([.C36];&quot;-&quot;;[.D36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6">
            <text:p>36</text:p>
          </table:table-cell>
          <table:table-cell/>
          <table:table-cell table:number-columns-repeated="2"/>
          <table:table-cell table:formula="of:=CONCATENATE([.C37];&quot;-&quot;;[.D37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7">
            <text:p>37</text:p>
          </table:table-cell>
          <table:table-cell/>
          <table:table-cell table:number-columns-repeated="2"/>
          <table:table-cell table:formula="of:=CONCATENATE([.C38];&quot;-&quot;;[.D38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8">
            <text:p>38</text:p>
          </table:table-cell>
          <table:table-cell/>
          <table:table-cell table:number-columns-repeated="2"/>
          <table:table-cell table:formula="of:=CONCATENATE([.C39];&quot;-&quot;;[.D39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9">
            <text:p>39</text:p>
          </table:table-cell>
          <table:table-cell/>
          <table:table-cell table:number-columns-repeated="2"/>
          <table:table-cell table:formula="of:=CONCATENATE([.C40];&quot;-&quot;;[.D40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style-name="ce4" office:value-type="string">
            <text:p>*</text:p>
          </table:table-cell>
          <table:table-cell table:style-name="ce4" table:formula="of:=NOW()" office:value-type="date" office:date-value="2021-05-22T01:30:34.5">
            <text:p>2021/5/22 1:30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21" table:formula="of:=NOW()" office:value-type="date" office:date-value="2021-05-22T01:30:34.5">
            <text:p>2021/5/22 1:30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44];list_of_ingredients;2;0)" office:value-type="string" office:string-value="A">
            <text:p>A</text:p>
          </table:table-cell>
          <table:table-cell table:style-name="Default" table:formula="of:=[.D4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45];list_of_ingredients;2;0)" office:value-type="string" office:string-value="B">
            <text:p>B</text:p>
          </table:table-cell>
          <table:table-cell table:style-name="Default" table:formula="of:=[.D4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46];list_of_ingredients;2;0)" office:value-type="string" office:string-value="C">
            <text:p>C</text:p>
          </table:table-cell>
          <table:table-cell table:style-name="Default" table:formula="of:=[.D4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47];list_of_ingredients;2;0)" office:value-type="string" office:string-value="D">
            <text:p>D</text:p>
          </table:table-cell>
          <table:table-cell table:style-name="Default" table:formula="of:=[.D4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8];list_of_ingredients;2;0)" office:value-type="string" office:string-value="E">
            <text:p>E</text:p>
          </table:table-cell>
          <table:table-cell table:style-name="Default" table:formula="of:=[.D4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生姜</text:p>
          </table:table-cell>
          <table:table-cell table:style-name="Default" table:formula="of:=VLOOKUP([.D49];list_of_ingredients;2;0)" office:value-type="string" office:string-value="F">
            <text:p>F</text:p>
          </table:table-cell>
          <table:table-cell table:style-name="Default" table:formula="of:=[.D4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唐辛子</text:p>
          </table:table-cell>
          <table:table-cell table:style-name="Default" table:formula="of:=VLOOKUP([.D50];list_of_ingredients;2;0)" office:value-type="string" office:string-value="G">
            <text:p>G</text:p>
          </table:table-cell>
          <table:table-cell table:style-name="Default" table:formula="of:=[.D5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2" table:default-cell-style-name="ce35"/>
        <table:table-column table:style-name="co5" table:default-cell-style-name="ce36"/>
        <table:table-column table:style-name="co2" table:default-cell-style-name="ce35"/>
        <table:table-column table:style-name="co6" table:default-cell-style-name="ce39"/>
        <table:table-column table:style-name="co2" table:default-cell-style-name="ce36"/>
        <table:table-column table:style-name="co2" table:default-cell-style-name="ce40"/>
        <table:table-column table:style-name="co2" table:default-cell-style-name="ce35"/>
        <table:table-column table:style-name="co2" table:default-cell-style-name="ce41"/>
        <table:table-column table:style-name="co4" table:default-cell-style-name="ce42"/>
        <table:table-column table:style-name="co2" table:default-cell-style-name="ce13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22" office:value-type="string">
            <text:p>*</text:p>
          </table:table-cell>
        </table:table-row>
        <table:table-row table:style-name="ro2">
          <table:table-cell table:style-name="ce34" office:value-type="string">
            <text:p>A</text:p>
          </table:table-cell>
          <table:table-cell office:value-type="string">
            <text:p>セージ</text:p>
          </table:table-cell>
          <table:table-cell table:style-name="ce34" office:value-type="string">
            <text:p>A</text:p>
          </table:table-cell>
          <table:table-cell table:style-name="ce37"/>
          <table:table-cell table:number-columns-repeated="5"/>
          <table:table-cell table:style-name="ce22" office:value-type="string">
            <text:p>*</text:p>
          </table:table-cell>
        </table:table-row>
        <table:table-row table:style-name="ro2">
          <table:table-cell table:style-name="ce34" office:value-type="string">
            <text:p>B</text:p>
          </table:table-cell>
          <table:table-cell office:value-type="string">
            <text:p>ディル</text:p>
          </table:table-cell>
          <table:table-cell table:style-name="ce34" office:value-type="string">
            <text:p>B</text:p>
          </table:table-cell>
          <table:table-cell table:style-name="ce38"/>
          <table:table-cell table:number-columns-repeated="2"/>
          <table:table-cell table:style-name="ce34"/>
          <table:table-cell table:number-columns-repeated="2"/>
          <table:table-cell table:style-name="ce22" office:value-type="string">
            <text:p>*</text:p>
          </table:table-cell>
        </table:table-row>
        <table:table-row table:style-name="ro2">
          <table:table-cell table:style-name="ce34" office:value-type="string">
            <text:p>C</text:p>
          </table:table-cell>
          <table:table-cell office:value-type="string">
            <text:p>オオバ</text:p>
          </table:table-cell>
          <table:table-cell table:style-name="ce34" office:value-type="string">
            <text:p>C</text:p>
          </table:table-cell>
          <table:table-cell table:style-name="ce38"/>
          <table:table-cell table:number-columns-repeated="2"/>
          <table:table-cell table:style-name="ce34"/>
          <table:table-cell table:number-columns-repeated="2"/>
          <table:table-cell table:style-name="ce22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3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21" table:formula="of:=NOW()" office:value-type="date" office:date-value="2021-05-22T01:30:36.05">
            <text:p>2021/5/22 1:30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B$40" table:cell-range-address="$'1'.$B$2:.$C$10"/>
        <table:named-range table:name="entries_item" table:base-cell-address="$list.$B$40" table:cell-range-address="$list.$E$2:.$E$40"/>
        <table:named-range table:name="entries_item_no_ratios" table:base-cell-address="$list.$B$40" table:cell-range-address="$list.$C$2:.$C$40"/>
      </table:named-expressions>
      <table:database-ranges>
        <table:database-range table:target-range-address="list_2.A2:list_2.AMJ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2021/05/22</text:date>, <text:time>01:30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5-22T01:30:35.88</dc:date>
    <dc:creator>iwabuchi ken</dc:creator>
    <meta:editing-duration>PT8H17M37S</meta:editing-duration>
    <meta:editing-cycles>127</meta:editing-cycles>
    <meta:generator>OpenOffice/4.1.3$Win32 OpenOffice.org_project/413m1$Build-9783</meta:generator>
    <meta:document-statistic meta:table-count="3" meta:cell-count="497" meta:object-count="0"/>
  </office:meta>
</office:document-meta>
</file>